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33.09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687.7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804.8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63pt" svg:y="9193.7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ٹکیاں، ٹکیہ</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64">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8.39pt" draw:z-index="4" draw:style-name="gr3" draw:text-style-name="P3" svg:width="39.74pt" svg:height="15.05pt" svg:x="22.08pt" svg:y="15.76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5.58pt" draw:z-index="5" draw:style-name="gr3" draw:text-style-name="P3" svg:width="39.49pt" svg:height="15.05pt" svg:x="64.26pt" svg:y="12.95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8">00/00/0000</text:date>, <text:time style:data-style-name="N2" text:time-value="09:36:19.1447070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4-28T12:48:25.570787599</dc:date>
    <meta:editing-duration>P61DT15H56M13S</meta:editing-duration>
    <meta:editing-cycles>2713</meta:editing-cycles>
    <meta:generator>LibreOffice/6.0.7.3$Linux_X86_64 LibreOffice_project/00m0$Build-3</meta:generator>
    <meta:document-statistic meta:table-count="2" meta:cell-count="488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